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7d6" officeooo:paragraph-rsid="0011a7d6"/>
    </style:style>
    <style:style style:name="T1" style:family="text">
      <style:text-properties officeooo:rsid="001500a3"/>
    </style:style>
    <style:style style:name="T2" style:family="text">
      <style:text-properties officeooo:rsid="0017c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 hola.<text:span text:style-name="T1">que bien me puedes ver¡¡¡¡¡ </text:span><text:span text:style-name="T2">ok adi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13T07:42:26.055000000</meta:creation-date>
    <meta:generator>LibreOffice/6.4.7.2$Windows_X86_64 LibreOffice_project/639b8ac485750d5696d7590a72ef1b496725cfb5</meta:generator>
    <dc:date>2025-06-17T16:09:23.442000000</dc:date>
    <meta:editing-duration>P3DT15H43M10S</meta:editing-duration>
    <meta:editing-cycles>3</meta:editing-cycles>
    <meta:document-statistic meta:table-count="0" meta:image-count="0" meta:object-count="0" meta:page-count="1" meta:paragraph-count="1" meta:word-count="8" meta:character-count="44" meta:non-whitespace-character-count="37"/>
  </office:meta>
</office:document-meta>
</file>